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Text_20_body" style:list-style-name="L1">
      <style:paragraph-properties fo:margin-top="0in" fo:margin-bottom="0in"/>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Text_20_body" style:list-style-name="L2">
      <style:paragraph-properties fo:margin-top="0in" fo:margin-bottom="0in"/>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office:automatic-styles>
  <office:body>
    <office:text>
      <text:p text:style-name="Title">Advanced Arrays Manipulation</text:p>
      <text:p text:style-name="Author"><text:a xlink:type="simple" xlink:href="https://csci-1301.github.io/about#authors" office:name=""><text:span text:style-name="Definition">https://csci-1301.github.io/about#authors</text:span></text:a></text:p>
      <text:p text:style-name="Date">June 1, 2021 (05:46:1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manipulating-two-arrays-at-the-same-time"/>Manipulating Two Arrays at the Same Time<text:bookmark-end text:name="manipulating-two-arrays-at-the-same-time"/></text:h>
      <text:p text:style-name="First_20_paragraph">This problem combines random number generation with arrays. The <text:span text:style-name="NormalTok">Random</text:span> class from the C# standard library can be used to generate random numbers in any given range. Here is an example of how to use it to generate 15 random numbers:</text:p>
      <text:p text:style-name="P1">Random myRandomObject = new Random(); <text:s text:c="4"/>//Instantiate a Random object</text:p>
      <text:p text:style-name="P2">int randNum, i = 0;</text:p>
      <text:p text:style-name="P3">while (i &lt; 15)</text:p>
      <text:p text:style-name="P4">{</text:p>
      <text:p text:style-name="P5"><text:s text:c="4"/>randNum = myRandomObject.Next(1, 11); //Generate a random number between 1 and 10</text:p>
      <text:p text:style-name="P6"><text:s text:c="4"/>Console.WriteLine(randNum); <text:s text:c="10"/>//Display the random number</text:p>
      <text:p text:style-name="P7"><text:s text:c="4"/>i++;</text:p>
      <text:p text:style-name="P8">}</text:p>
      <text:p text:style-name="First_20_paragraph">Using a Random object like this, write a program that</text:p>
      <text:list text:style-name="L1">
        <text:list-item>
          <text:p text:style-name="P9">declares two arrays of <text:span text:style-name="DataTypeTok">int</text:span> of size <text:span text:style-name="DecValTok">8</text:span>,</text:p>
        </text:list-item>
        <text:list-item>
          <text:p text:style-name="P9">initializes the values of the first array with random numbers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text:p>
        </text:list-item>
        <text:list-item>
          <text:p text:style-name="P9">initializes the values of second array with random numbers between <draw:frame draw:style-name="fr1" text:anchor-type="as-char"><draw:object xlink:href="Formula-4/" xlink:type="simple" xlink:show="embed" xlink:actuate="onLoad"/></draw:frame> and <draw:frame draw:style-name="fr1" text:anchor-type="as-char"><draw:object xlink:href="Formula-6/" xlink:type="simple" xlink:show="embed" xlink:actuate="onLoad"/></draw:frame>,</text:p>
        </text:list-item>
        <text:list-item>
          <text:p text:style-name="P9">displays the contents of the two arrays in a table, and, for each index, a letter indicating whether the first array “won” or “lost” a contest with the second array: “W” if the value in the first array is greater than the value in the second array, “T” if they are equal, and “L” if it is lesser.</text:p>
        </text:list-item>
      </text:list>
      <text:p text:style-name="First_20_paragraph">An example execution of this program would display:</text:p>
      <text:p text:style-name="P10">0 <text:s text:c="6"/>8 <text:s text:c="6"/>L</text:p>
      <text:p text:style-name="P11">5 <text:s text:c="6"/>3 <text:s text:c="6"/>W</text:p>
      <text:p text:style-name="P12">3 <text:s text:c="6"/>3 <text:s text:c="6"/>T</text:p>
      <text:p text:style-name="P13">1 <text:s text:c="6"/>2 <text:s text:c="6"/>L</text:p>
      <text:p text:style-name="P14">3 <text:s text:c="6"/>1 <text:s text:c="6"/>W</text:p>
      <text:p text:style-name="P15">9 <text:s text:c="6"/>0 <text:s text:c="6"/>W</text:p>
      <text:p text:style-name="P16">9 <text:s text:c="6"/>0 <text:s text:c="6"/>W</text:p>
      <text:p text:style-name="P17">1 <text:s text:c="6"/>5 <text:s text:c="6"/>L</text:p>
      <text:p text:style-name="First_20_paragraph">In this example, the first array contains “0 5 3 1 3 9 9 1” and the second contains “8 3 3 2 1 0 0 5”.</text:p>
      <text:h text:style-name="Heading_20_1" text:outline-level="1"><text:bookmark-start text:name="array-manipulation-practice-advanced"/>Array Manipulation Practice (Advanced)<text:bookmark-end text:name="array-manipulation-practice-advanced"/></text:h>
      <text:h text:style-name="Heading_20_2" text:outline-level="2"><text:bookmark-start text:name="set-up"/>Set-Up<text:bookmark-end text:name="set-up"/></text:h>
      <text:p text:style-name="First_20_paragraph">For this exercise:</text:p>
      <text:list text:style-name="L2">
        <text:list-item>
          <text:p text:style-name="P18">Download and extract <text:a xlink:type="simple" xlink:href="ArrayManipulation.zip" office:name=""><text:span text:style-name="Definition">the ArrayManiplutaion project</text:span></text:a>. It contains two .cs files, <text:span text:style-name="NormalTok">ArrayLib</text:span><text:span text:style-name="OperatorTok">.</text:span><text:span text:style-name="FunctionTok">cs</text:span> and <text:span text:style-name="NormalTok">Program</text:span><text:span text:style-name="OperatorTok">.</text:span><text:span text:style-name="FunctionTok">cs</text:span>.</text:p>
        </text:list-item>
        <text:list-item>
          <text:p text:style-name="P18">Compile and execute it.</text:p>
        </text:list-item>
        <text:list-item>
          <text:p text:style-name="P18">Observe <text:span text:style-name="NormalTok">Program</text:span><text:span text:style-name="OperatorTok">.</text:span><text:span text:style-name="FunctionTok">cs</text:span>: this is a <text:span text:style-name="T1">test program</text:span> that you <text:span text:style-name="T2">should not modify</text:span>. It will be useful to test the methods that you will be writing in the <text:span text:style-name="NormalTok">ArrayLib</text:span><text:span text:style-name="OperatorTok">.</text:span><text:span text:style-name="FunctionTok">cs</text:span> class file. For each method, this program displays the expected value, and what is actually returned. As you can see, only the <text:span text:style-name="NormalTok">Display</text:span> method seems to be always correct.</text:p>
        </text:list-item>
        <text:list-item>
          <text:p text:style-name="P18">Now, read <text:span text:style-name="NormalTok">ArrayLib</text:span><text:span text:style-name="OperatorTok">.</text:span><text:span text:style-name="FunctionTok">cs</text:span>. Every method used by <text:span text:style-name="NormalTok">Program</text:span><text:span text:style-name="OperatorTok">.</text:span><text:span text:style-name="FunctionTok">cs</text:span> has a header, but all the bodies are returning “default” values or do nothing, with the exception of <text:span text:style-name="NormalTok">Display</text:span>. This last method was written for you.</text:p>
        </text:list-item>
      </text:list>
      <text:h text:style-name="Heading_20_2" text:outline-level="2"><text:bookmark-start text:name="your-goal"/>Your goal<text:bookmark-end text:name="your-goal"/></text:h>
      <text:p text:style-name="First_20_paragraph">Your goal is to write the body of the methods in the <text:span text:style-name="NormalTok">ArrayLib</text:span> class. You should not change their headers. Modify only their bodies, so that they return the “right” values, according to their description (in comments after their headers) and the test given in <text:span text:style-name="NormalTok">Program</text:span><text:span text:style-name="OperatorTok">.</text:span><text:span text:style-name="FunctionTok">cs</text:span>. You can change their order within <text:span text:style-name="NormalTok">ArrayLib</text:span>, and you can write them in any order. Some of them are actually easier to write, and they are not the first ones: can you find a method that seems easy enough to start your project?</text:p>
      <text:p text:style-name="Text_20_body">If you have the time and interest, have a look at the challenges offered at the end of the <text:span text:style-name="NormalTok">ArrayLib</text:span><text:span text:style-name="OperatorTok">.</text:span><text:span text:style-name="FunctionTok">cs</text:span> file. You can find a possible solution <text:a xlink:type="simple" xlink:href="ArrayManipulation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Here, we will explore the difference between value and reference types. We have mentioned this concept in class several times, but we have not used it in the programs we have written so far. Since arrays are reference types, however, it is now more important for you to understand how reference types work.</text:p>
      <text:p text:style-name="Text_20_body">Let us show why this notion is so critical with an example:</text:p>
      <text:p text:style-name="P19">int[] arrayA = { 1, 2, 3, 4, 5 }; <text:s text:c="1"/>// Declare a simple array of integers</text:p>
      <text:p text:style-name="P20"/>
      <text:p text:style-name="P21">// I'd like to make a copy of that array. Let me try the following:</text:p>
      <text:p text:style-name="P22">int[] arrayCopyWrong = arrayA;</text:p>
      <text:p text:style-name="P23"/>
      <text:p text:style-name="P24">foreach (int i in arrayCopyWrong)</text:p>
      <text:p text:style-name="P25"><text:s text:c="4"/>Console.Write(i + " ");</text:p>
      <text:p text:style-name="P26"/>
      <text:p text:style-name="P27">Console.WriteLine();</text:p>
      <text:p text:style-name="P28"/>
      <text:p text:style-name="P29">// It seems to be working! Except that if we change a value in our copy:</text:p>
      <text:p text:style-name="P30">arrayCopyWrong[0] = 6;</text:p>
      <text:p text:style-name="P31"/>
      <text:p text:style-name="P32">// It also changes the value in our original array!</text:p>
      <text:p text:style-name="P33">foreach (int i in arrayA)</text:p>
      <text:p text:style-name="P34"><text:s text:c="4"/>Console.Write(i + " ");</text:p>
      <text:p text:style-name="P35"/>
      <text:p text:style-name="P36">Console.WriteLine();</text:p>
      <text:p text:style-name="First_20_paragraph">Try running this program yourself to see what happens. The problem is that when we wrote the assignment statement <text:span text:style-name="DataTypeTok">int</text:span><text:span text:style-name="OperatorTok">[]</text:span><text:span text:style-name="NormalTok"><text:s text:c="1"/>arrayCopyWrong </text:span><text:span text:style-name="OperatorTok">=</text:span><text:span text:style-name="NormalTok"><text:s text:c="1"/>arrayA</text:span>, we copied the <text:span text:style-name="T1">reference</text:span> to the array, but not the array itself. We now have two ways of accessing our array, using <text:span text:style-name="NormalTok">arrayA</text:span> or <text:span text:style-name="NormalTok">arrayCopyWrong</text:span>, but still only one array.</text:p>
      <text:p text:style-name="Text_20_body">To correctly copy the array, we need to do something like the following:</text:p>
      <text:p text:style-name="P37">int[] arrayB = { 1, 2, 3, 4, 5 };</text:p>
      <text:p text:style-name="P38">// Create a new array object and assign it to a new reference variable</text:p>
      <text:p text:style-name="P39">int[] arrayCopyRight = new int[arrayB.Length];</text:p>
      <text:p text:style-name="P40"/>
      <text:p text:style-name="P41">// Copy each value in the array, one by one:</text:p>
      <text:p text:style-name="P42">for(int i = 0 ; i &lt; arrayB.Length; i++)</text:p>
      <text:p text:style-name="P43"><text:s text:c="4"/>arrayCopyRight[i] = arrayB[i];</text:p>
      <text:p text:style-name="P44"/>
      <text:p text:style-name="P45">// If we change a value in our copy:</text:p>
      <text:p text:style-name="P46">arrayCopyRight[0] = 6;</text:p>
      <text:p text:style-name="P47"/>
      <text:p text:style-name="P48">// It changes the value only in that copy:</text:p>
      <text:p text:style-name="P49">foreach (int i in arrayB)</text:p>
      <text:p text:style-name="P50"><text:s text:c="4"/>Console.Write(i + " ");</text:p>
      <text:p text:style-name="P51"/>
      <text:p text:style-name="P52">Console.WriteLine();</text:p>
      <text:p text:style-name="P53"/>
      <text:p text:style-name="P54">foreach (int i in arrayCopyRight)</text:p>
      <text:p text:style-name="P55"><text:s text:c="4"/>Console.Write(i + " "); <text:s text:c="1"/></text:p>
      <text:p text:style-name="P56"/>
      <text:p text:style-name="P57">Console.WriteLine();</text:p>
      <text:p text:style-name="First_20_paragraph">Try running this program. Can you see the difference?</text:p>
      <text:p text:style-name="Text_20_body"><text:span text:style-name="NormalTok">Array</text:span> is actually a class (documented at <text:a xlink:type="simple" xlink:href="https://msdn.microsoft.com/en-us/library/system.array(v=vs.110).aspx" office:name=""><text:span text:style-name="Definition">https://msdn.microsoft.com/en-us/library/system.array(v=vs.110).aspx</text:span></text:a>), and as such provides several methods. If you have two arrays, <text:span text:style-name="NormalTok">array1</text:span> and <text:span text:style-name="NormalTok">array2</text:span> containing the same type of values and of size at least <text:span text:style-name="NormalTok">x</text:span>, you can copy the first <text:span text:style-name="NormalTok">x</text:span> values of <text:span text:style-name="NormalTok">array1</text:span> into <text:span text:style-name="NormalTok">array2</text:span> using <text:span text:style-name="NormalTok">Array</text:span><text:span text:style-name="OperatorTok">.</text:span><text:span text:style-name="FunctionTok">Copy</text:span><text:span text:style-name="OperatorTok">(</text:span><text:span text:style-name="NormalTok">array1</text:span><text:span text:style-name="OperatorTok">,</text:span><text:span text:style-name="NormalTok"><text:s text:c="1"/>array2</text:span><text:span text:style-name="OperatorTok">,</text:span><text:span text:style-name="NormalTok"><text:s text:c="1"/>x</text:span><text:span text:style-name="OperatorTok">);</text:span>. Try using this method with the previous example to create a copy of <text:span text:style-name="NormalTok">arrayB</text:spa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Advanced Array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1T17:46:19Z</meta:creation-date>
    <dc:date>2021-06-01T17:46:19Z</dc:date>
    <meta:user-defined meta:name="date" meta:value-type="string">June   1, 2021 (05:46:1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0</mn>
</math>
</file>

<file path=Formula-2/content.xml><?xml version="1.0" encoding="utf-8"?>
<math xmlns="http://www.w3.org/1998/Math/MathML" display="inline">
  <mn>9</mn>
</math>
</file>

<file path=Formula-4/content.xml><?xml version="1.0" encoding="utf-8"?>
<math xmlns="http://www.w3.org/1998/Math/MathML" display="inline">
  <mn>0</mn>
</math>
</file>

<file path=Formula-6/content.xml><?xml version="1.0" encoding="utf-8"?>
<math xmlns="http://www.w3.org/1998/Math/MathML" display="inline">
  <mn>9</mn>
</math>
</file>